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fo:background-color="#ffff00"/>
    </style:style>
    <style:style style:name="T11"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oft-page-break/><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0"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Z pe</text:span><text:span text:style-name="T6">ł</text:span><text:span text:style-name="T3">nym zdecydowaniem przyst</text:span><text:span text:style-name="T6">ąpił do wykoniania rozkazu królewskiego, czyli do pośpiesznego przemarszu większością sił litewskich wiernych królowi na Podole.</text:span></text:p>
      <text:p text:style-name="Text_20_body"><text:span text:style-name="T3">Wymarsz cz</text:span><text:span text:style-name="T6">ęś</text:span><text:span text:style-name="T3">ci wojsk kr</text:span><text:span text:style-name="T6">ó</text:span><text:span text:style-name="T3">lewskich na Podole</text:span></text:p>
      <text:p text:style-name="P9"><text:soft-page-break/>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en obóz to nie forteca, jeno ob<text:span text:style-name="T6">ó</text:span>z warowny dla ojsk nan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text:soft-page-break/>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29T12:16:41.44</dc:date>
    <meta:editing-cycles>837</meta:editing-cycles>
    <meta:editing-duration>P1DT23H10M16S</meta:editing-duration>
    <meta:document-statistic meta:table-count="0" meta:image-count="0" meta:object-count="0" meta:page-count="15" meta:paragraph-count="138" meta:word-count="6714" meta:character-count="4549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